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Design Document for Space Warfare</text:p>
      <text:p text:style-name="P2">_______________________________________________________</text:p>
      <text:p text:style-name="P2"/>
      <text:p text:style-name="P3">This document contains all of the details for the gameplay of Space Warfare.</text:p>
      <text:p text:style-name="P3"/>
      <text:p text:style-name="P3"/>
      <text:p text:style-name="P2">Controls</text:p>
      <text:p text:style-name="P2"/>
      <text:p text:style-name="P3">The game will play like a twin-stick shooter, with movement handled by the W, A, S, and D keys and shooting handled with the mouse. The movement will be unrealistic, with the spaceship turning on a dime and stopping instantly, because this is easier for the player to use. </text:p>
      <text:p text:style-name="P3"/>
      <text:p text:style-name="P2">Camera</text:p>
      <text:p text:style-name="P2"/>
      <text:p text:style-name="P3">The camera will not move at all. The illusion of movement will be provided by enemies moving across the screen and the background scrolling, but the camera will be static during gameplay.</text:p>
      <text:p text:style-name="P3"/>
      <text:p text:style-name="P2">Combos</text:p>
      <text:p text:style-name="P2"/>
      <text:p text:style-name="P3">When you shoot an enemy, a number specific to that enemy will rise from the debris. That number is the amount that has been added to the <text:span text:style-name="T3">additive score</text:span><text:span text:style-name="T2">. The </text:span><text:span text:style-name="T3">additive score</text:span><text:span text:style-name="T2">, shown above the </text:span><text:span text:style-name="T3">total score</text:span><text:span text:style-name="T2">, is part of the number that will be added to the </text:span><text:span text:style-name="T3">total score</text:span><text:span text:style-name="T2"> after 4 seconds. When it is added to the </text:span><text:span text:style-name="T3">total score</text:span><text:span text:style-name="T2">, it will be multiplied by the </text:span><text:span text:style-name="T3">multiplier</text:span><text:span text:style-name="T2">. This is shown next to the </text:span><text:span text:style-name="T3">additive score</text:span><text:span text:style-name="T2">, and is added to by a certain amount when ever an enemy is killed.</text:span></text:p>
      <text:p text:style-name="P2"/>
      <text:p text:style-name="P2">Chain Reactions</text:p>
      <text:p text:style-name="P2"/>
      <text:p text:style-name="P3">When some enemies die, they explode. <text:s/>The resulting explosion can hurt other enemies, which can then make them explode as well, causing a chain reaction. When an enemy is killed by an explosion, the <text:span text:style-name="T4">multiplier</text:span> will increase by twice as much as if it was killed with a bullet.</text:p>
      <text:p text:style-name="P3"/>
      <text:p text:style-name="P2">End-of-level Reward</text:p>
      <text:p text:style-name="P2"><text:span text:style-name="T1"/></text:p>
      <text:p text:style-name="P2"><text:span text:style-name="T1">At the end of the level, you will be shown a horizontal slider with the total score you got above it. The slider determines how much of your score is made into money, and how much is made into experience. This allows the player to grind more efficiently toward a certain go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Stark</meta:initial-creator>
    <meta:creation-date>2015-01-04T19:03:55.45</meta:creation-date>
    <dc:date>2015-01-04T19:30:36.37</dc:date>
    <dc:creator>Samuel Stark</dc:creator>
    <meta:editing-duration>PT11M28S</meta:editing-duration>
    <meta:editing-cycles>2</meta:editing-cycles>
    <meta:generator>OpenOffice/4.0.0$Win32 OpenOffice.org_project/400m3$Build-9702</meta:generator>
    <meta:document-statistic meta:table-count="0" meta:image-count="0" meta:object-count="0" meta:page-count="1" meta:paragraph-count="13" meta:word-count="299" meta:character-count="1698"/>
  </office:meta>
</office:document-meta>
</file>